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cision = tp/tp+fp</text:p>
          </table:table-cell>
          <table:table-cell table:number-columns-repeated="8"/>
        </table:table-row>
        <table:table-row table:style-name="ro1">
          <table:table-cell office:value-type="string">
            <text:p>recall = tp/tp+tn</text:p>
          </table:table-cell>
          <table:table-cell table:number-columns-repeated="8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E10]))" office:value-type="float" office:value="0.677754677754678">
            <text:p>0,68</text:p>
          </table:table-cell>
          <table:table-cell table:formula="of:=([.C10]+[.E10])/([.C10]+[.D10]+[.E10]+[.F10])" office:value-type="float" office:value="0.823630136986301">
            <text:p>0,82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E11]))" office:value-type="float" office:value="0.495495495495496">
            <text:p>0,5</text:p>
          </table:table-cell>
          <table:table-cell table:formula="of:=([.C11]+[.E11])/([.C11]+[.D11]+[.E11]+[.F11])" office:value-type="float" office:value="0.906122448979592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E12]))" office:value-type="float" office:value="0.666666666666667">
            <text:p>0,67</text:p>
          </table:table-cell>
          <table:table-cell table:formula="of:=([.C12]+[.E12])/([.C12]+[.D12]+[.E12]+[.F12])" office:value-type="float" office:value="0.75">
            <text:p>0,75</text:p>
          </table:table-cell>
        </table:table-row>
        <table:table-row table:style-name="ro1">
          <table:table-cell office:value-type="string">
            <text:p>log-090422-090505-sahka-relevant</text:p>
          </table:table-cell>
          <table:table-cell table:number-columns-repeated="8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.05.2009</text:date>, <text:time>18:16:3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05T18:16:39</dc:date>
    <dc:creator>Trond Trosterud</dc:creator>
    <meta:editing-duration>PT00H15M29S</meta:editing-duration>
    <meta:editing-cycles>4</meta:editing-cycles>
    <meta:generator>OpenOffice.org/3.0$Unix OpenOffice.org_project/300m9$Build-9358</meta:gener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